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(b) [4 Punkte]</text:p>
      <text:p text:style-name="P1">Gegeben sei Folgende Klasse:</text:p>
      <text:p text:style-name="P1"/>
      <text:p text:style-name="P1">Person.java</text:p>
      <text:p text:style-name="P1"/>
      <text:p text:style-name="P1">public class Person{</text:p>
      <text:p text:style-name="P1"><text:s text:c="4"/>private String name;</text:p>
      <text:p text:style-name="P1"/>
      <text:p text:style-name="P1"><text:s text:c="4"/>public Person(String name) {</text:p>
      <text:p text:style-name="P1"><text:s text:c="8"/>this.name = name;</text:p>
      <text:p text:style-name="P1"><text:s text:c="4"/>}</text:p>
      <text:p text:style-name="P1"/>
      <text:p text:style-name="P1"><text:s text:c="4"/>@Override</text:p>
      <text:p text:style-name="P1"><text:s text:c="4"/>public toString() {</text:p>
      <text:p text:style-name="P1"><text:s text:c="8"/>return name;</text:p>
      <text:p text:style-name="P1"><text:s text:c="4"/>}</text:p>
      <text:p text:style-name="P1">}</text:p>
      <text:p text:style-name="P1"/>
      <text:p text:style-name="P1">Employee.java</text:p>
      <text:p text:style-name="P1">public class Employee extends person {</text:p>
      <text:p text:style-name="P1"><text:s text:c="4"/>privat integer salary;</text:p>
      <text:p text:style-name="P1"/>
      <text:p text:style-name="P1"><text:s text:c="4"/>public Employee(String name, int salary) {</text:p>
      <text:p text:style-name="P1"><text:s text:c="8"/>super(name);</text:p>
      <text:p text:style-name="P1"><text:s text:c="8"/>this.salary = salary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super.toString() + ", " + salary;</text:p>
      <text:p text:style-name="P1"><text:s text:c="4"/>}</text:p>
      <text:p text:style-name="P1">}}</text:p>
      <text:p text:style-name="P1"/>
      <text:p text:style-name="P1">Beim Compilieren der Klasse gibt es folgende Fehlermeldung:</text:p>
      <text:p text:style-name="P1"/>
      <text:p text:style-name="P1">Person.java:9: error: invalid methode declaration; retruns type required </text:p>
      <text:p text:style-name="P1"><text:s text:c="4"/>public toString() {</text:p>
      <text:p text:style-name="P1"/>
      <text:p text:style-name="P1">Person.java:12: error: class, interface or num expected</text:p>
      <text:p text:style-name="P1"><text:s text:c="4"/>}}</text:p>
      <text:p text:style-name="P1"/>
      <text:p text:style-name="P1">Employee.java:2: error: cannot find Symbol</text:p>
      <text:p text:style-name="P1"><text:s text:c="4"/>private integer salary;</text:p>
      <text:p text:style-name="P1"/>
      <text:p text:style-name="P1"><text:s text:c="4"/>Symbol: class integer</text:p>
      <text:p text:style-name="P1"><text:s text:c="4"/>location class Employee</text:p>
      <text:p text:style-name="P1"/>
      <text:p text:style-name="P1">Person.java:8: error: annotation type not applicable to this kind of declaration</text:p>
      <text:p text:style-name="P1"><text:s text:c="4"/>@Override</text:p>
      <text:p text:style-name="P1"/>
      <text:p text:style-name="P1">Person.java:10: error: incompatible types: unexpected return value</text:p>
      <text:p text:style-name="P1"><text:s text:c="4"/>retrun name:</text:p>
      <text:p text:style-name="P1"/>
      <text:p text:style-name="P1">5 errors</text:p>
      <text:p text:style-name="P1"><text:s text:c="4"/></text:p>
      <text:p text:style-name="P1"/>
      <text:p text:style-name="P1">Geben sie an in welchen Zeilen die Ursachen für die Felder sind, beschreiben Sie die Fehler jeweils kurz (max. 1 Satz) und geben Sie die </text:p>
      <text:p text:style-name="P1">korrigierte Codezeile vollständig an, sodass der Code das tut, was bei der Programmierung wahrscheinlich vorgesehen war. Geben sie keine</text:p>
      <text:p text:style-name="P1">Folgefehler an, die durch Korrektur eines vorherrigen Fehlers behoben werden.</text:p>
      <text:p text:style-name="P1"/>
      <text:p text:style-name="P1">Zeilennumer:Person, 9</text:p>
      <text:p text:style-name="P1">Fehlerbeschreibung:Es fehlt das "String" vor dem toString</text:p>
      <text:p text:style-name="P1">Korrektur:public String toString() {</text:p>
      <text:p text:style-name="P1"/>
      <text:p text:style-name="P1">Zeilennumer:Person, 12</text:p>
      <text:p text:style-name="P1">Fehlerbeschreibung:Eine schweifende klammer zu viel in zeile 12</text:p>
      <text:p text:style-name="P1">Korrektur:}</text:p>
      <text:p text:style-name="P1"/>
      <text:p text:style-name="P1">Zeilennumer:Employee, 2</text:p>
      <text:p text:style-name="P1">Fehlerbeschreibung:es muss int statt integer heisen</text:p>
      <text:p text:style-name="P1">Korrektur:public int slaray; </text:p>
      <text:p text:style-name="P1"/>
      <text:p text:style-name="P1">Zeilennumer:</text:p>
      <text:p text:style-name="P1">Fehlerbeschreibung:</text:p>
      <text:p text:style-name="P1">Korrektur:</text:p>
      <text:p text:style-name="P1"/>
      <text:p text:style-name="P1"/>
      <text:p text:style-name="P1">(c) [2 Punkte]</text:p>
      <text:p text:style-name="P1">Sie haben eine Reihe von ganzzahligen Messwerten Zeilenweise in einer Textdatei /projekt/werte.txt gespeichert; ungültige Messerte sind als</text:p>
      <text:p text:style-name="P1">-1 gespeichert. Außerdem haben Sie ein java Programm *Filter*, das zeilenweise Integer einliest und alle Integer, die nicht -1 sind, wieder</text:p>
      <text:p text:style-name="P1">zeilenweise ausgibt.</text:p>
      <text:p text:style-name="P1"/>
      <text:p text:style-name="P1">/projekt % ls</text:p>
      <text:p text:style-name="P1">Filter.class Filter.java werte.txt</text:p>
      <text:p text:style-name="P1">/projekt %</text:p>
      <text:p text:style-name="P1"/>
      <text:p text:style-name="P1">Geben sie einen Befehl an, mit dem sie alle gültigen Messerte aus *werte.txt* in einer Datei *bereinigt.txt* speichern können:</text:p>
      <text:p text:style-name="P1"/>
      <text:p text:style-name="P1"/>
      <text:p text:style-name="P1">Aufgabe 2</text:p>
      <text:p text:style-name="P1">Formen sie die Kontrollstrukturen in den folgenden Codeauschnitten um, sodass sich die Semantik des Codes nicht ändert. Benutzen sie in</text:p>
      <text:p text:style-name="P1">ihren Code jeweils nur die von der Aufgabe vorgegebene Art von Kontrollstrukturen.</text:p>
      <text:p text:style-name="P1"/>
      <text:p text:style-name="P1">(a) [2 Punkte] Formen sie die folgende for-each-Schleife in eine for-Schleife um:</text:p>
      <text:p text:style-name="P1">Vorgabe</text:p>
      <text:p text:style-name="P1">String[] namen = {"Alice", "Bob", "Charlie"};</text:p>
      <text:p text:style-name="P1">int index = 0;</text:p>
      <text:p text:style-name="P1">for (String name: namen) {</text:p>
      <text:p text:style-name="P1"><text:s text:c="4"/>System.out.print(index + ": " + name);</text:p>
      <text:p text:style-name="P1"><text:s text:c="4"/>index++</text:p>
      <text:p text:style-name="P1">}</text:p>
      <text:p text:style-name="P1"><text:soft-page-break/></text:p>
      <text:p text:style-name="P1">Ihre Lösung</text:p>
      <text:p text:style-name="P1">String[] namen = {"Alice", "Bob", "Charlie"};</text:p>
      <text:p text:style-name="P1">for(int index = 0; i &lt; namen.length; i++) {</text:p>
      <text:p text:style-name="P1"><text:s text:c="4"/>System.out.print(i + ": " + namen[i]);</text:p>
      <text:p text:style-name="P1">}</text:p>
      <text:p text:style-name="P1"/>
      <text:p text:style-name="P1"/>
      <text:p text:style-name="P1"/>
      <text:p text:style-name="P1"/>
      <text:p text:style-name="P1">(b) [3 Punkte] Formen sie die folgende switch-Verzweigung in eine if-Verzweigung um:</text:p>
      <text:p text:style-name="P1">Vorgabe</text:p>
      <text:p text:style-name="P1">int choice = 1;</text:p>
      <text:p text:style-name="P1">switch (choice){</text:p>
      <text:p text:style-name="P1"><text:s text:c="4"/>case 1;</text:p>
      <text:p text:style-name="P1"><text:s text:c="4"/>case 3;</text:p>
      <text:p text:style-name="P1"><text:s text:c="8"/>System.out.print("Feuer");</text:p>
      <text:p text:style-name="P1"><text:s text:c="8"/>break;</text:p>
      <text:p text:style-name="P1"><text:s text:c="4"/>case 2;</text:p>
      <text:p text:style-name="P1"><text:s text:c="8"/>System.out.print("Luft");</text:p>
      <text:p text:style-name="P1"><text:s text:c="8"/>break;</text:p>
      <text:p text:style-name="P1"><text:s text:c="4"/>default;</text:p>
      <text:p text:style-name="P1"><text:s text:c="8"/>System.out.print("ungültig");</text:p>
      <text:p text:style-name="P1">}</text:p>
      <text:p text:style-name="P1">Ihre Lösung</text:p>
      <text:p text:style-name="P1">int choice = 1;</text:p>
      <text:p text:style-name="P1">if(choice == 1 || choice == 3) {</text:p>
      <text:p text:style-name="P1"><text:s text:c="4"/>System.out.print("Feuer");</text:p>
      <text:p text:style-name="P1">}else if (choice == 2) {</text:p>
      <text:p text:style-name="P1"><text:s text:c="4"/>System.out.print("Luft");</text:p>
      <text:p text:style-name="P1">}else {</text:p>
      <text:p text:style-name="P1"><text:s text:c="4"/>System.out.print("ungültig")</text:p>
      <text:p text:style-name="P1">}</text:p>
      <text:p text:style-name="P1"/>
      <text:p text:style-name="P1">Aufgabe 3</text:p>
      <text:p text:style-name="P1"/>
      <text:p text:style-name="P1">Zweirpotzenzen leeren<text:tab/> 2^0,2^1 etc..</text:p>
      <text:p text:style-name="P1">Schreibe ein Java Programm Binner, das eine ganze zahl x als Konsolenarument entgegennimmt und die zweierpotenzen von 2^0 bis 2^x als ganze</text:p>
      <text:p text:style-name="P1">Zahlen auf der Standardausgabe ausgibt. Die ausgabe soll die Form <text:s/>2^5^= 32 haben (siehe Beispiel). falls kein Argument oder keine ganze </text:p>
      <text:p text:style-name="P1">zahl übergeben wird, soll sich das Program mit der Ausgabe err beenden.</text:p>
      <text:p text:style-name="P1">Zur Erinnerung: Die Parse-Methoden werfen im Fehlerfall eine NumberFormatException. math.pow(a, b) berechnet a^b und gibt einen Double zu-</text:p>
      <text:p text:style-name="P1">ück.</text:p>
      <text:p text:style-name="P1"/>
      <text:p text:style-name="P1">Beispiel-Aufrufe</text:p>
      <text:p text:style-name="P1">% java Binner 4</text:p>
      <text:p text:style-name="P1">2^0 = 1</text:p>
      <text:p text:style-name="P1">2^1 = 2</text:p>
      <text:p text:style-name="P1">2^2 = 4</text:p>
      <text:p text:style-name="P1">2^3 = 8</text:p>
      <text:p text:style-name="P1">2^4 = 16</text:p>
      <text:p text:style-name="P1">% java Binner -3</text:p>
      <text:p text:style-name="P1">% java Binner </text:p>
      <text:p text:style-name="P1">err</text:p>
      <text:p text:style-name="P1">% java Binner zwei</text:p>
      <text:p text:style-name="P1">err</text:p>
      <text:p text:style-name="P1"/>
      <text:p text:style-name="P1">Binner.java</text:p>
      <text:p text:style-name="P1"/>
      <text:p text:style-name="P1">public class Binner {</text:p>
      <text:p text:style-name="P1"><text:s text:c="4"/>public static void main(String[] args) {</text:p>
      <text:p text:style-name="P1"/>
      <text:p text:style-name="P1"><text:s text:c="8"/>if(args.length == 0) {</text:p>
      <text:p text:style-name="P1"><text:s text:c="12"/>System.out.print("err");</text:p>
      <text:p text:style-name="P1"><text:s text:c="12"/>return;</text:p>
      <text:p text:style-name="P1"><text:s text:c="8"/>}</text:p>
      <text:p text:style-name="P1"/>
      <text:p text:style-name="P1"><text:s text:c="8"/>int zahl;</text:p>
      <text:p text:style-name="P1"><text:s text:c="8"/>try{</text:p>
      <text:p text:style-name="P1"><text:s text:c="12"/>zahl = Integer.parseInt(args[0]);</text:p>
      <text:p text:style-name="P1"><text:s text:c="8"/>}catch(NumberFormatException exception) {</text:p>
      <text:p text:style-name="P1"><text:s text:c="12"/>System.out.print("err");</text:p>
      <text:p text:style-name="P1"><text:s text:c="12"/>retrun;</text:p>
      <text:p text:style-name="P1"><text:s text:c="8"/>}</text:p>
      <text:p text:style-name="P1"/>
      <text:p text:style-name="P1"><text:s text:c="8"/>for(int exponent = 0; exponent &lt;= zahl; exponent++) {</text:p>
      <text:p text:style-name="P1"><text:s text:c="12"/>int wert = (int) (Math.pow(2, exponent));</text:p>
      <text:p text:style-name="P1"><text:s text:c="12"/>System.out.print("2^" + exponent + "= " + wert);</text:p>
      <text:p text:style-name="P1"><text:s text:c="8"/>}</text:p>
      <text:p text:style-name="P1"/>
      <text:p text:style-name="P1"><text:s text:c="4"/>}</text:p>
      <text:p text:style-name="P1">}</text:p>
      <text:p text:style-name="P1"/>
      <text:p text:style-name="P1"/>
      <text:p text:style-name="P1"/>
      <text:p text:style-name="P1">Aufgabe 3</text:p>
      <text:p text:style-name="P1">(a) [1 Punkt]</text:p>
      <text:p text:style-name="P1">Gegeben sei der reguläre Ausdruck [ABCD][0-9]+. Kreuzen sie alle Strings an, die vollständig von diesem Ausdruck gematcht werden.</text:p>
      <text:p text:style-name="P1"/>
      <text:p text:style-name="P1">[]a0</text:p>
      <text:p text:style-name="P1">[x]A4</text:p>
      <text:p text:style-name="P1">[x]B10</text:p>
      <text:p text:style-name="P1">[]A-4</text:p>
      <text:p text:style-name="P1">[]G7</text:p>
      <text:p text:style-name="P1">[]5G</text:p>
      <text:p text:style-name="P1"/>
      <text:p text:style-name="P1">(b) [1 Punkt]</text:p>
      <text:p text:style-name="P1">Der oben ausgegebene Ausdruck ist gleichbedeutend mit:</text:p>
      <text:p text:style-name="P1">[][A-Z0-9] + [A-Z]</text:p>
      <text:p text:style-name="P1">[][a-z0-9] *</text:p>
      <text:p text:style-name="P1">[][a-z0-9] * [a-z]</text:p>
      <text:p text:style-name="P1">[][a-z0-9] [a-z0-9] * [a-z]</text:p>
      <text:p text:style-name="P1"/>
      <text:p text:style-name="P1"/>
      <text:p text:style-name="P1">Aufgabe 6</text:p>
      <text:p text:style-name="P1"><text:soft-page-break/>Aus der Vorlesung kennen sie folgende Implementierung vo Insertion Sort die ein Array von Integern aufsteigend sortiert</text:p>
      <text:p text:style-name="P1"/>
      <text:p text:style-name="P1">public static void sort (int[] numbers) {</text:p>
      <text:p text:style-name="P1"><text:s text:c="4"/>for(int currentIndex = 0; currentIndex &lt; numbers.length; currentIndex++) {</text:p>
      <text:p text:style-name="P1"><text:s text:c="8"/>int currentNumber = numbers[currentIndex];</text:p>
      <text:p text:style-name="P1"><text:s text:c="8"/>while(insertionPosition &gt; 0 &amp;&amp; numbers[insertionPosition - 1] &gt; currentNumber){</text:p>
      <text:p text:style-name="P1"><text:s text:c="12"/>numbers[insertionPosition] = numbers[insertionPosition - 1];</text:p>
      <text:p text:style-name="P1"><text:s text:c="12"/>insertionPosition--;</text:p>
      <text:p text:style-name="P1"><text:s text:c="8"/>}</text:p>
      <text:p text:style-name="P1"><text:s text:c="8"/>numbers[insertionPosition] = currentNumber;</text:p>
      <text:p text:style-name="P1"><text:s text:c="4"/>}</text:p>
      <text:p text:style-name="P1">}</text:p>
      <text:p text:style-name="P1"/>
      <text:p text:style-name="P1">Gegeben sei die folgende Klasse:</text:p>
      <text:p text:style-name="P1">Studi.java</text:p>
      <text:p text:style-name="P1">public class Studi {</text:p>
      <text:p text:style-name="P1"><text:s text:c="4"/>private final String name;</text:p>
      <text:p text:style-name="P1"><text:s text:c="4"/>private final double schnitt;</text:p>
      <text:p text:style-name="P1"/>
      <text:p text:style-name="P1"><text:s text:c="4"/>public Studu(String name, double notendurschnitt) {</text:p>
      <text:p text:style-name="P1"><text:s text:c="8"/>this.name = name;</text:p>
      <text:p text:style-name="P1"><text:s text:c="8"/>this.schnitt = notendurschnitt;</text:p>
      <text:p text:style-name="P1"><text:s text:c="4"/>}</text:p>
      <text:p text:style-name="P1"/>
      <text:p text:style-name="P1"><text:s text:c="4"/>public double getSchnitt() {</text:p>
      <text:p text:style-name="P1"><text:s text:c="8"/>return schnitt;</text:p>
      <text:p text:style-name="P1"><text:s text:c="4"/>}</text:p>
      <text:p text:style-name="P1"/>
      <text:p text:style-name="P1"><text:s text:c="4"/>public double getName() {</text:p>
      <text:p text:style-name="P1"><text:s text:c="8"/>return name;</text:p>
      <text:p text:style-name="P1"><text:s text:c="4"/>}</text:p>
      <text:p text:style-name="P1">}</text:p>
      <text:p text:style-name="P1"/>
      <text:p text:style-name="P1">(a) [6 Punkte]</text:p>
      <text:p text:style-name="P1">Vervollständigen sie die Klassen methode nachNote, die ein Array von Studi-Objekten übergeben bekommt und ein neues Array zurückgeben soll,</text:p>
      <text:p text:style-name="P1">in dem die selben objekte aufsteigend nach ihrer Durchschnittsnote sortiert sind (beste(also kleinste) note am anfang); die Reihenfolge der </text:p>
      <text:p text:style-name="P1">Objekte im übergebenden Array soll dabei von der methode nicht verändert werden, das original array und das sortierte array sollen die sel-</text:p>
      <text:p text:style-name="P1">ben objekte im heap refferenzieren.</text:p>
      <text:p text:style-name="P1">Falls der methode null übergeben wird, soll eine IllegalArgumentException gworfen werden. Sie dürfen davon ausgehen, dass kein Wert im über-</text:p>
      <text:p text:style-name="P1">gebenden array null ist.</text:p>
      <text:p text:style-name="P1"/>
      <text:p text:style-name="P1">Studi.java (Fortsetung)</text:p>
      <text:p text:style-name="P1"/>
      <text:p text:style-name="P1">public static ___Studi[]____ nachNote (Studi[] studisOrig) {</text:p>
      <text:p text:style-name="P1"><text:s text:c="4"/>if(studiOrig == null) {</text:p>
      <text:p text:style-name="P1"><text:s text:c="8"/>______throw new IllegalArgumentException()______;</text:p>
      <text:p text:style-name="P1"><text:s text:c="4"/>}</text:p>
      <text:p text:style-name="P1"><text:s text:c="4"/>__Studi[]__ studis = new Studi ___[studisOrig.length]___;</text:p>
      <text:p text:style-name="P1"><text:s text:c="4"/>for(int i = 0; i &lt; studis.length; i++) {</text:p>
      <text:p text:style-name="P1"><text:s text:c="8"/>____studis[i] = studisOrig[i]____;</text:p>
      <text:p text:style-name="P1"><text:s text:c="4"/>}</text:p>
      <text:p text:style-name="P1"><text:s text:c="4"/>for(int i = __1__; i &lt; studis.length; i++) {</text:p>
      <text:p text:style-name="P1"><text:s text:c="8"/>___studi: cs = studis[i]___;</text:p>
      <text:p text:style-name="P1"><text:s text:c="8"/>int einfPos = 1;</text:p>
      <text:p text:style-name="P1"><text:s text:c="8"/>while(einfPos &gt; 0 &amp;&amp; _____studis[einfPos - 1].schnitt &gt; cs.schnitt)____ {</text:p>
      <text:p text:style-name="P1"><text:s text:c="12"/>____Studis[einfPos] = studis[einfPos - 1]____;</text:p>
      <text:p text:style-name="P1"><text:s text:c="12"/>einfPos--</text:p>
      <text:p text:style-name="P1"><text:s text:c="8"/>}</text:p>
      <text:p text:style-name="P1"><text:s text:c="8"/>____studis[einfPos] = cs ____;</text:p>
      <text:p text:style-name="P1"><text:s text:c="4"/>}</text:p>
      <text:p text:style-name="P1"><text:s text:c="4"/>____return studis__;</text:p>
      <text:p text:style-name="P1">}</text:p>
      <text:p text:style-name="P1"/>
      <text:p text:style-name="P1"/>
      <text:p text:style-name="P1">Ergänzen sie die klasse Auflistung um folgende private, statische methoden. Sie dürfen immer davon ausgehen, dass kein Array und kein</text:p>
      <text:p text:style-name="P1">array und kein array-wert null sind.</text:p>
      <text:p text:style-name="P1"/>
      <text:p text:style-name="P1">(b) [7 Punkte]</text:p>
      <text:p text:style-name="P1">Studi[] zugelassen (Studi[]) gibt ein neues Studi array zurück, das nur genau die Studi-Objekte aus dem übergebenden Array entält, deren</text:p>
      <text:p text:style-name="P1">Durchschnittsnoten kleiner als 3.0 ist.</text:p>
      <text:p text:style-name="P1"/>
      <text:p text:style-name="P1">(c) [4 Punkte]</text:p>
      <text:p text:style-name="P1">String[] namen(Studi[]): Gibt die namen aller Studi-Objekte im übergebenden Array zurück (lässt Rheienfolge unverändert).</text:p>
      <text:p text:style-name="P1"/>
      <text:p text:style-name="P1">(d) [3 Punkte]</text:p>
      <text:p text:style-name="P1">void ausgeben (String[]): Gibt die übergebenden Strings auf der Standardausgabe aus (lässt Rheienfolge unverändert).</text:p>
      <text:p text:style-name="P1"/>
      <text:p text:style-name="P1">(e) [4 Punkte]</text:p>
      <text:p text:style-name="P1">Vervollständigen sie die main Methode, sodass die Namen aller bereits angelegten Studis mit einer Durchschnittsnote kleiner 3.0 ausgegeben</text:p>
      <text:p text:style-name="P1">werden, wobei die Studis aufsteigend nach Durchschnittsnote sortiert sind. Sie müssen dabei alle in dieser Aufgabe geschriebenden Methoden</text:p>
      <text:p text:style-name="P1">verwenden, vergessen sie nicht, dass nachnote in einer anderen klasse steht. Der Code muss auch dann korrekt funktionieren, wenn die </text:p>
      <text:p text:style-name="P1">Eigenschaften der drei vorgegebenden Objekte anders wären.</text:p>
      <text:p text:style-name="P1"/>
      <text:p text:style-name="P1">Auflistung.java</text:p>
      <text:p text:style-name="P1">public class Auflistung {</text:p>
      <text:p text:style-name="P1"><text:s text:c="4"/>private static Studi[] zugelassen(Studi[] studis) {</text:p>
      <text:p text:style-name="P1"><text:s text:c="8"/>int s =0;</text:p>
      <text:p text:style-name="P1"><text:s text:c="8"/>For(Studi studi: studis) {</text:p>
      <text:p text:style-name="P1"><text:s text:c="12"/>if(studi.getSchnitt() &lt; 3.0) {</text:p>
      <text:p text:style-name="P1"><text:s text:c="16"/>s++;</text:p>
      <text:p text:style-name="P1"><text:s text:c="12"/>}</text:p>
      <text:p text:style-name="P1"><text:s text:c="8"/>}</text:p>
      <text:p text:style-name="P1"><text:s text:c="8"/>Studi[] sts = new Studi[s];</text:p>
      <text:p text:style-name="P1"><text:s text:c="8"/>int i = =,</text:p>
      <text:p text:style-name="P1"><text:s text:c="8"/>For(Studi studi: studis) {</text:p>
      <text:p text:style-name="P1"><text:s text:c="12"/>if(studi.getSchnitt() &lt; 3.0) {</text:p>
      <text:p text:style-name="P1"><text:s text:c="16"/>sts[i] = studi;</text:p>
      <text:p text:style-name="P1"><text:s text:c="16"/>i++;</text:p>
      <text:p text:style-name="P1"><text:s text:c="12"/>}</text:p>
      <text:p text:style-name="P1"><text:s text:c="8"/>}</text:p>
      <text:p text:style-name="P1"><text:soft-page-break/><text:s text:c="8"/>return sts;</text:p>
      <text:p text:style-name="P1"/>
      <text:p text:style-name="P1"><text:s text:c="4"/>}</text:p>
      <text:p text:style-name="P1"><text:s text:c="4"/>private static String[] namen (Studi[] sts) {</text:p>
      <text:p text:style-name="P1"><text:s text:c="8"/>String n = new String[sts.length];</text:p>
      <text:p text:style-name="P1"><text:s text:c="8"/>for (int i= 0; i &lt; sts.length; i++) {</text:p>
      <text:p text:style-name="P1"><text:s text:c="12"/>n[i] = sts[i].getName();</text:p>
      <text:p text:style-name="P1"/>
      <text:p text:style-name="P1"><text:s text:c="8"/>}</text:p>
      <text:p text:style-name="P1"><text:s text:c="4"/>}</text:p>
      <text:p text:style-name="P1"><text:s text:c="4"/>private static void ausgeben(String[] sts) {</text:p>
      <text:p text:style-name="P1"><text:s text:c="8"/>for(String s: sts) {</text:p>
      <text:p text:style-name="P1"><text:s text:c="12"/>System.out.print(s);</text:p>
      <text:p text:style-name="P1"><text:s text:c="8"/>}</text:p>
      <text:p text:style-name="P1"><text:s text:c="4"/>}</text:p>
      <text:p text:style-name="P1"/>
      <text:p text:style-name="P1"><text:s text:c="4"/>public static void main(String[] args) {</text:p>
      <text:p text:style-name="P1"><text:s text:c="4"/>Studi kim = new Studi ("Kim", 2.5);</text:p>
      <text:p text:style-name="P1"><text:s text:c="4"/>Studi marlin = new Studi ("marlin", 3.3);</text:p>
      <text:p text:style-name="P1"><text:s text:c="4"/>Studi sasha = new Studi ("sasha", 1.4);</text:p>
      <text:p text:style-name="P1"/>
      <text:p text:style-name="P1"><text:s text:c="4"/>studi sts[] = {kim, marlin, sasha};</text:p>
      <text:p text:style-name="P1"/>
      <text:p text:style-name="P1"/>
      <text:p text:style-name="P1"><text:s text:c="4"/>ausgeben(namen(zugelassen(Studi.nachNote(sts))));</text:p>
      <text:p text:style-name="P1">}</text:p>
      <text:p text:style-name="P1">}</text:p>
      <text:p text:style-name="P1"/>
      <text:p text:style-name="P1"/>
      <text:p text:style-name="P1">Aufgabe 7</text:p>
      <text:p text:style-name="P1">Gegeben sei die folgende Klasse List, die eine einfach verkettete Liste implemetiert, in der Doubles gespeichert werden können:</text:p>
      <text:p text:style-name="P1"/>
      <text:p text:style-name="P1">List.java</text:p>
      <text:p text:style-name="P1">public class List {</text:p>
      <text:p text:style-name="P1"><text:s text:c="4"/>private class Node {</text:p>
      <text:p text:style-name="P1"><text:s text:c="8"/>private double data;</text:p>
      <text:p text:style-name="P1"><text:s text:c="8"/>private Node next;</text:p>
      <text:p text:style-name="P1"/>
      <text:p text:style-name="P1"><text:s text:c="8"/>private Node(double data, Node next) {</text:p>
      <text:p text:style-name="P1"><text:s text:c="12"/>this.data = data;</text:p>
      <text:p text:style-name="P1"><text:s text:c="12"/>this.next = next;</text:p>
      <text:p text:style-name="P1"><text:s text:c="8"/>}</text:p>
      <text:p text:style-name="P1"><text:s text:c="4"/>}</text:p>
      <text:p text:style-name="P1"><text:s text:c="4"/>private Node head;</text:p>
      <text:p text:style-name="P1"/>
      <text:p text:style-name="P1"><text:s text:c="4"/>public List(double[] <text:s/>initialValues) {</text:p>
      <text:p text:style-name="P1"><text:s text:c="8"/>for(int i = initialValues.length - 1; i &gt;= 0; i--) {</text:p>
      <text:p text:style-name="P1"><text:s text:c="12"/>head = new Node(initialValues[i], head);</text:p>
      <text:p text:style-name="P1"><text:s text:c="8"/>}</text:p>
      <text:p text:style-name="P1"><text:s text:c="4"/>}</text:p>
      <text:p text:style-name="P1"/>
      <text:p text:style-name="P1"><text:s text:c="4"/>public String toString() {</text:p>
      <text:p text:style-name="P1"><text:s text:c="8"/>// ...(nicht abgedruckt)</text:p>
      <text:p text:style-name="P1"><text:s text:c="4"/>}</text:p>
      <text:p text:style-name="P1"/>
      <text:p text:style-name="P1"><text:s text:c="4"/>public void removeNegative() {</text:p>
      <text:p text:style-name="P1"><text:s text:c="8"/>Node current = head;</text:p>
      <text:p text:style-name="P1"><text:s text:c="8"/>while(current != null) {</text:p>
      <text:p text:style-name="P1"><text:s text:c="12"/>while(current.next != null &amp;&amp; current.next.data &lt; 0) {</text:p>
      <text:p text:style-name="P1"><text:s text:c="16"/>current.next = current.next.next;</text:p>
      <text:p text:style-name="P1"><text:s text:c="12"/>}</text:p>
      <text:p text:style-name="P1"><text:s text:c="12"/>current = current.next;</text:p>
      <text:p text:style-name="P1"><text:s text:c="8"/>}</text:p>
      <text:p text:style-name="P1"><text:s text:c="4"/>}</text:p>
      <text:p text:style-name="P1">}</text:p>
      <text:p text:style-name="P1"/>
      <text:p text:style-name="P1">Die Methode void removeNegative() soll alle doubles aud der Liste entfernen, die kleiner als 0 sind. Die methode funktioniert aber nicht</text:p>
      <text:p text:style-name="P1">richtig; beim folgenden Testaufruf gibt es eine unerwartete ausgabe.</text:p>
      <text:p text:style-name="P1"/>
      <text:p text:style-name="P1">Test.java</text:p>
      <text:p text:style-name="P1">public class Test {</text:p>
      <text:p text:style-name="P1"><text:s text:c="4"/>public static void main(String[] args) {</text:p>
      <text:p text:style-name="P1"><text:s text:c="8"/>double[] listElemente = {-5.3, -2, 5, 3, -3.3, -2.2};</text:p>
      <text:p text:style-name="P1"><text:s text:c="8"/>List list = new List(listElemente);</text:p>
      <text:p text:style-name="P1"><text:s text:c="8"/>System.out.println(list); // erwartet -5.3, -2.0, 5.0, 3.0, -3.3, -2.2,</text:p>
      <text:p text:style-name="P1"><text:s text:c="8"/>list.removeNegative();</text:p>
      <text:p text:style-name="P1"><text:s text:c="8"/>System.out.println(list); // erwartet 5.0, 3.0</text:p>
      <text:p text:style-name="P1"><text:s text:c="4"/>}</text:p>
      <text:p text:style-name="P1">}</text:p>
      <text:p text:style-name="P1"/>
      <text:p text:style-name="P1">% java Test </text:p>
      <text:p text:style-name="P1">-5.5, -2.0, 5.0, 3.0, -3.3, -2.2,</text:p>
      <text:p text:style-name="P1">-5.3, 5.0, 3.0,</text:p>
      <text:p text:style-name="P1"/>
      <text:p text:style-name="P1">Geben sie eine korrigierte Implementierung der Methodean , alternativ können sie auch eindeutig beschreiben, wie die Fehlerhafte Implemen-</text:p>
      <text:p text:style-name="P1">tierung korrigiert werden kann.</text:p>
      <text:p text:style-name="P1"/>
      <text:p text:style-name="P1">Ihre Lösung</text:p>
      <text:p text:style-name="P1">public void removeNegative() {</text:p>
      <text:p text:style-name="P1"><text:s text:c="4"/>bei einfügen:</text:p>
      <text:p text:style-name="P1"/>
      <text:p text:style-name="P1"><text:s text:c="4"/>while(head != null &amp;&amp; head.data &lt; 0) {</text:p>
      <text:p text:style-name="P1"><text:s text:c="8"/>head = head.next;</text:p>
      <text:p text:style-name="P1"/>
      <text:p text:style-name="P1"><text:s text:c="4"/>}</text:p>
      <text:p text:style-name="P1"/>
      <text:p text:style-name="P1"/>
      <text:p text:style-name="P1">}</text:p>
      <text:p text:style-name="P1"/>
      <text:p text:style-name="P1">(b) [3 Punkte]</text:p>
      <text:p text:style-name="P1">Wie wollen in einer Datenstruktur speichern, welche Matrikelnummern sich für den Studiengang Informatik angemeldet haben; die anzahl der </text:p>
      <text:p text:style-name="P1">Matrikelnummern ist vorab nicht bekannt, die gespeicherte Rheienfolge ist egal. Später wollen wir sehr oft überprüfen, ob eine Matrikel-</text:p>
      <text:p text:style-name="P1">nummer in der Datenstruktur vorhanden ist. Troy schlägt vor ein Hashset zu benutzen. Gabi meint es sollte lieber ein Array benutzt <text:soft-page-break/>werden.</text:p>
      <text:p text:style-name="P1"/>
      <text:p text:style-name="P1"/>
      <text:p text:style-name="P1">(i)</text:p>
      <text:p text:style-name="P1">Würden sie eher den Vorschlag von Troy oder den von Gabi umsetzen? Geben sie einen nachvollziehbaren Grund in 1-3 ausformulierten Sätzen an.</text:p>
      <text:p text:style-name="P1"/>
      <text:p text:style-name="P1">Antwort:</text:p>
      <text:p text:style-name="P1">Ich würde auf Troy hören, da das nachkucken schneller geht als im Array, ab einer bestimmten größe, und Array speichert eine Rheienfolge ab</text:p>
      <text:p text:style-name="P1">die wird garnicht brauchen und die Anzahl nicht vorher bekannt ist.</text:p>
      <text:p text:style-name="P1"/>
      <text:p text:style-name="P1">Angenommen sie wollen eine einfach verkettete Liste in einer java Anwendung verwenden.Warum ist es sinnvoller die JDK Klasse java.util.Lin-</text:p>
      <text:p text:style-name="P1">kedList&lt;E&gt; zu verwenden, anstatt eine Liste selbst zu implementieren? Geben sie einen nachvollziehbaren Grund in 1-3 ausformulierten Sätzen.</text:p>
      <text:p text:style-name="P1"/>
      <text:p text:style-name="P1">Antwort:</text:p>
      <text:p text:style-name="P1"/>
      <text:p text:style-name="P1">Es ist sinnvoller die JDK Klasse zu nutzen, weil sie schon besser getestet sind und zeit sparen und sie kompatibeln sind mit restlichen</text:p>
      <text:p text:style-name="P1">Biblioteken.</text:p>
      <text:p text:style-name="P1"/>
      <text:p text:style-name="P1"/>
      <text:p text:style-name="P1"/>
      <text:p text:style-name="P1">Aufgabe 8</text:p>
      <text:p text:style-name="P1">Gegeben sei die Klasse Tree für einen binären Suchbaum, in dem Doubles gespeichert werden können:</text:p>
      <text:p text:style-name="P1"/>
      <text:p text:style-name="P1">Tree.java</text:p>
      <text:p text:style-name="P1">public class Tree {</text:p>
      <text:p text:style-name="P1"><text:s text:c="4"/>private class BinaryNode {</text:p>
      <text:p text:style-name="P1"><text:s text:c="8"/>private double element;</text:p>
      <text:p text:style-name="P1"><text:s text:c="8"/>private BinaryNode left, right;</text:p>
      <text:p text:style-name="P1"/>
      <text:p text:style-name="P1"><text:s text:c="8"/>private BinaryNode (double element) {</text:p>
      <text:p text:style-name="P1"><text:s text:c="12"/>this.element = element;</text:p>
      <text:p text:style-name="P1"><text:s text:c="8"/>}</text:p>
      <text:p text:style-name="P1"><text:s text:c="4"/>}</text:p>
      <text:p text:style-name="P1"/>
      <text:p text:style-name="P1"><text:s text:c="4"/>private BinaryNode root;</text:p>
      <text:p text:style-name="P1"/>
      <text:p text:style-name="P1"><text:s text:c="4"/>//fügt newNumber in den Baum ein</text:p>
      <text:p text:style-name="P1"><text:s text:c="4"/>public void insert (double newNumber) {</text:p>
      <text:p text:style-name="P1"><text:s text:c="8"/>// (Implementierung nicht abgedruckt)</text:p>
      <text:p text:style-name="P1"><text:s text:c="4"/>}</text:p>
      <text:p text:style-name="P1">}</text:p>
      <text:p text:style-name="P1"/>
      <text:p text:style-name="P1">Vervollständigen die die Methode int countLarge(), die die Anzahl aller Einträge im Baum zurückgibt, die größer oder gleich 100 sind;</text:p>
      <text:p text:style-name="P1">bei einem leeren Suchbaum ist diese Summe gleich 0. Nutzen sie in ihrem code Eigenschafften eines binären Suchbaumes aus, um die Anzahl der</text:p>
      <text:p text:style-name="P1">betrachteten Knoten minimal zu halten. Sie dürfen zusätzliche Hilfsmethoden mit minimaler Sichtbarkeit schreiben.</text:p>
      <text:p text:style-name="P1"/>
      <text:p text:style-name="P1">Tree.java (Fortsetung)</text:p>
      <text:p text:style-name="P1">public int countLarge() {</text:p>
      <text:p text:style-name="P1"><text:s text:c="4"/>return countLarge(root);</text:p>
      <text:p text:style-name="P1">}</text:p>
      <text:p text:style-name="P1">private int countLarge(BinaryRoot root) {</text:p>
      <text:p text:style-name="P1"><text:s text:c="4"/>if(root == null) {</text:p>
      <text:p text:style-name="P1"><text:s text:c="8"/>return 0;</text:p>
      <text:p text:style-name="P1"><text:s text:c="4"/>}</text:p>
      <text:p text:style-name="P1"><text:s text:c="4"/>if(root.element &gt;= 100) {</text:p>
      <text:p text:style-name="P1"><text:s text:c="8"/>return 1+ countLarge(root.left) + countLarge(root.right);</text:p>
      <text:p text:style-name="P1"><text:s text:c="4"/>}</text:p>
      <text:p text:style-name="P1"><text:s text:c="4"/>retrun countLarge(root.right);</text:p>
      <text:p text:style-name="P1">}</text:p>
      <text:p text:style-name="P1"/>
      <text:p text:style-name="P1"/>
      <text:p text:style-name="P1"/>
      <text:p text:style-name="P1">Aufgabe 8</text:p>
      <text:p text:style-name="P1">In dieser Aufgabe sollen sie Klassen und Methoden für ein Versand von Briefen und Paketen zwischen verschiedenen Standorten eines Unterneh-</text:p>
      <text:p text:style-name="P1">mens programmieren. </text:p>
      <text:p text:style-name="P1"/>
      <text:p text:style-name="P1">Hinweise:</text:p>
      <text:p text:style-name="P1">-Sie dürfen alle Variablennamen frei wählen.</text:p>
      <text:p text:style-name="P1">-Alle Instanzvariablen müssen privat sein</text:p>
      <text:p text:style-name="P1">-Wählen sie Sinnvolle Datentypen für ihre Variable.</text:p>
      <text:p text:style-name="P1">-Wenn kein Konstruktorverhalten vorgechrieben ist, reicht der default-Konstruktor.</text:p>
      <text:p text:style-name="P1">-Das genaue format der Textausgaben ist ihne überlassen.</text:p>
      <text:p text:style-name="P1">-Innerhalb dieseer Aufgaben müssen sie keine Exception abfangen. Sie müssen keine Parameter vallidieren.</text:p>
      <text:p text:style-name="P1">-Lesen sie sich die aufgabe stelleung vor Beginn der Implementierung vollständig durch, um einen besser überblick über das Gesamtbild zu</text:p>
      <text:p text:style-name="P1">erhalten</text:p>
      <text:p text:style-name="P1">-Gehen sie davon aus, dass alle in dieser Aufgabe gennatnten Klassen im selben Package liegen</text:p>
      <text:p text:style-name="P1"/>
      <text:p text:style-name="P1"/>
      <text:p text:style-name="P1">Gegeben ist das Interface Sendable, das eine einzele Sendung beschreibt.</text:p>
      <text:p text:style-name="P1"/>
      <text:p text:style-name="P1">Sendable.java</text:p>
      <text:p text:style-name="P1">public interface Sendable {</text:p>
      <text:p text:style-name="P1"><text:s text:c="4"/>// gibt den Absende-Standort zurück</text:p>
      <text:p text:style-name="P1"><text:s text:c="4"/>Location senderLocation();</text:p>
      <text:p text:style-name="P1"><text:s text:c="4"/>// gibt den Empfang-Standort zurück</text:p>
      <text:p text:style-name="P1"><text:s text:c="4"/>Location receiverLocation();</text:p>
      <text:p text:style-name="P1"><text:s text:c="4"/>// gibt das Gewicht einer Sendung in gramm (g) zurück</text:p>
      <text:p text:style-name="P1"><text:s text:c="4"/>double weight;</text:p>
      <text:p text:style-name="P1">}</text:p>
      <text:p text:style-name="P1"/>
      <text:p text:style-name="P1"><text:s text:c="52"/>Sendable</text:p>
      <text:p text:style-name="P1"><text:s text:c="28"/>Location <text:s text:c="7"/>Letter <text:s text:c="13"/>Parcel <text:s text:c="5"/>Delivery</text:p>
      <text:p text:style-name="P1"/>
      <text:p text:style-name="P1"/>
      <text:p text:style-name="P1"/>
      <text:p text:style-name="P1">(a) [4 Punkte] </text:p>
      <text:p text:style-name="P1">Vervollständigen sie die Klasse Location, die einen Standort Punktleitzahl (ganzeZahl) und Lnd (Text) repräsentiert. Der öffentliche Kon-</text:p>
      <text:p text:style-name="P1">struktor Location(int, String) bekommt diese beiden Information übergeben und speichert sie in Instanzvariablen ab. Schreiben sie <text:soft-page-break/>öffent-</text:p>
      <text:p text:style-name="P1">liche Methoden getCountry() und getPostCode(), die das Lnad bzw. die Postleitzahl zurücggeben. </text:p>
      <text:p text:style-name="P1"/>
      <text:p text:style-name="P1">Location.java</text:p>
      <text:p text:style-name="P1"/>
      <text:p text:style-name="P1">public class Location{</text:p>
      <text:p text:style-name="P1"><text:s text:c="4"/>private int postleitzahl;</text:p>
      <text:p text:style-name="P1"><text:s text:c="4"/>private String land;</text:p>
      <text:p text:style-name="P1"><text:s text:c="4"/></text:p>
      <text:p text:style-name="P1"><text:s text:c="4"/>public Location(int postleitzahl, String land) {</text:p>
      <text:p text:style-name="P1"><text:s text:c="8"/>this.postleitzahl = postleitzahl;</text:p>
      <text:p text:style-name="P1"><text:s text:c="8"/>this.land = land;</text:p>
      <text:p text:style-name="P1"><text:s text:c="4"/>}</text:p>
      <text:p text:style-name="P1"/>
      <text:p text:style-name="P1"><text:s text:c="4"/>public String getCountry() {</text:p>
      <text:p text:style-name="P1"><text:s text:c="8"/>retrun land;</text:p>
      <text:p text:style-name="P1"><text:s text:c="4"/>}</text:p>
      <text:p text:style-name="P1"/>
      <text:p text:style-name="P1"><text:s text:c="4"/>public int getPostCode() {</text:p>
      <text:p text:style-name="P1"><text:s text:c="8"/>retrunn postleitzahl;</text:p>
      <text:p text:style-name="P1"><text:s text:c="4"/>}</text:p>
      <text:p text:style-name="P1">}</text:p>
      <text:p text:style-name="P1"/>
      <text:p text:style-name="P1">(b) [6 Punkte]</text:p>
      <text:p text:style-name="P1"/>
      <text:p text:style-name="P1">Schreiben sie eine nicht abstarkte, öffentliche Klasse Letter, die das Sendable Interface sinnvoll implemetiert. Der öffentliche Konstruk-</text:p>
      <text:p text:style-name="P1">tor nimmt Absender und Empfänger-Standort in von Form von Location-Objekten entgegen. Jeder Brief wiegt 80g.</text:p>
      <text:p text:style-name="P1"/>
      <text:p text:style-name="P1">Letter.java</text:p>
      <text:p text:style-name="P1"/>
      <text:p text:style-name="P1">public class Letter Implements Sendable {</text:p>
      <text:p text:style-name="P1"><text:s text:c="4"/>private Location receiver;</text:p>
      <text:p text:style-name="P1"><text:s text:c="4"/>private Location sendungen;</text:p>
      <text:p text:style-name="P1"/>
      <text:p text:style-name="P1"><text:s text:c="4"/>public Letter(Location receiver, Location sendungen) {</text:p>
      <text:p text:style-name="P1"><text:s text:c="8"/>this.receiver = receiver;</text:p>
      <text:p text:style-name="P1"><text:s text:c="8"/>this.sendungen = sendungen;</text:p>
      <text:p text:style-name="P1"><text:s text:c="4"/>}</text:p>
      <text:p text:style-name="P1"/>
      <text:p text:style-name="P1"><text:s text:c="4"/>public double weight() {</text:p>
      <text:p text:style-name="P1"><text:s text:c="8"/>retrun 80;</text:p>
      <text:p text:style-name="P1"><text:s text:c="4"/>}</text:p>
      <text:p text:style-name="P1"/>
      <text:p text:style-name="P1"><text:s text:c="4"/>public Location receiverLocation() {</text:p>
      <text:p text:style-name="P1"><text:s text:c="8"/>retrun receiver;</text:p>
      <text:p text:style-name="P1"><text:s text:c="4"/>}</text:p>
      <text:p text:style-name="P1"/>
      <text:p text:style-name="P1"><text:s text:c="4"/>public Location sendungenLocation() {</text:p>
      <text:p text:style-name="P1"><text:s text:c="8"/>return sendungen;</text:p>
      <text:p text:style-name="P1"><text:s text:c="4"/>}</text:p>
      <text:p text:style-name="P1">}</text:p>
      <text:p text:style-name="P1"/>
      <text:p text:style-name="P1">(c) [6 Punkte] </text:p>
      <text:p text:style-name="P1">Schreiben sie eine nicht abstrakte, öffentliche Klasse Parcel, die als Sendable-Interface sinnvoll implementiert. Der öffentliche Konstruk-</text:p>
      <text:p text:style-name="P1">tor nimtt das Gewicht, den Standort und den Empfänger Standort (Location) entgegen.</text:p>
      <text:p text:style-name="P1"/>
      <text:p text:style-name="P1">Parcel.java</text:p>
      <text:p text:style-name="P1"/>
      <text:p text:style-name="P1">public class Parcel implemets Sendable{</text:p>
      <text:p text:style-name="P1"><text:s text:c="4"/>private Location sendungen;</text:p>
      <text:p text:style-name="P1"><text:s text:c="4"/>private Location receiver;</text:p>
      <text:p text:style-name="P1"><text:s text:c="4"/>private double weight;</text:p>
      <text:p text:style-name="P1"/>
      <text:p text:style-name="P1"><text:s text:c="4"/>public Parcel(Location sendungen, Location receiver, double weight) {</text:p>
      <text:p text:style-name="P1"><text:s text:c="8"/>this.sendungen = sendungen;</text:p>
      <text:p text:style-name="P1"><text:s text:c="8"/>this.receiver = receiver;</text:p>
      <text:p text:style-name="P1"><text:s text:c="8"/>this.weight = weight;</text:p>
      <text:p text:style-name="P1"><text:s text:c="4"/>}</text:p>
      <text:p text:style-name="P1"/>
      <text:p text:style-name="P1"><text:s text:c="4"/>public double weight() {</text:p>
      <text:p text:style-name="P1"><text:s text:c="8"/>retrun weight;</text:p>
      <text:p text:style-name="P1"><text:s text:c="4"/>}</text:p>
      <text:p text:style-name="P1"/>
      <text:p text:style-name="P1"><text:s text:c="4"/>public Location senderLocation() {</text:p>
      <text:p text:style-name="P1"><text:s text:c="8"/>retrun sendungen;</text:p>
      <text:p text:style-name="P1"><text:s text:c="4"/>}</text:p>
      <text:p text:style-name="P1"/>
      <text:p text:style-name="P1"><text:s text:c="4"/>public Location receiverLocation(){</text:p>
      <text:p text:style-name="P1"><text:s text:c="8"/>return receiver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>(d) [10 Punkte]</text:p>
      <text:p text:style-name="P1"/>
      <text:p text:style-name="P1">Vervollständigen sie die Klasse Delivery, die eine Lieferung bestehend aus einer oder mehreren Sendungen repräsentiert. Ein Delivery-Ob-</text:p>
      <text:p text:style-name="P1">jekt, speichert dazu ein Array von Sendable-Instanzen. Es gibt zwei öffentliche Konstruktoren, über die die Sendungen der lieferung gesetzt</text:p>
      <text:p text:style-name="P1">werden.</text:p>
      <text:p text:style-name="P1"/>
      <text:p text:style-name="P1">-Delivery(Sendable[]) nimmt ein Array von Sendungen entgegen</text:p>
      <text:p text:style-name="P1">-Delivery(Sendable) nimmt eine einzelne Sendung entgegen.</text:p>
      <text:p text:style-name="P1"/>
      <text:p text:style-name="P1">Schenken sie eine private, statische Methode int postage(Sendable), die die Portokosten einer einzelnen Sendung in euro berechnet.</text:p>
      <text:p text:style-name="P1"/>
      <text:p text:style-name="P1">-Sendunge unter 100g: 1€</text:p>
      <text:p text:style-name="P1">-Sendungen &gt;= 100g: 2€</text:p>
      <text:p text:style-name="P1">-Sendungen, bei denen Empfangs- und Absende-Land unterschiedlich sind, zusätzlich 1€.</text:p>
      <text:p text:style-name="P1"/>
      <text:p text:style-name="P1">Schreiben sie eine öffentliche Instanzenmethode int postage(), die das Gesamtporto für die Sendungen der Lieferung zurückgibt.</text:p>
      <text:p text:style-name="P1"/>
      <text:p text:style-name="P1">Delivery.java</text:p>
      <text:p text:style-name="P1"><text:soft-page-break/></text:p>
      <text:p text:style-name="P1">public class Delivery {</text:p>
      <text:p text:style-name="P1"><text:s text:c="4"/>private Sendable [] = sds;</text:p>
      <text:p text:style-name="P1"/>
      <text:p text:style-name="P1"><text:s text:c="4"/>public Delivery(Sendable[] sds) {</text:p>
      <text:p text:style-name="P1"><text:s text:c="8"/>this.sds = sds</text:p>
      <text:p text:style-name="P1"><text:s text:c="4"/>}</text:p>
      <text:p text:style-name="P1"/>
      <text:p text:style-name="P1"><text:s text:c="4"/>public Delivery(Sendable sendungen) {</text:p>
      <text:p text:style-name="P1"><text:s text:c="8"/>sds = new Sendable[]{s};</text:p>
      <text:p text:style-name="P1"><text:s text:c="4"/>}</text:p>
      <text:p text:style-name="P1"/>
      <text:p text:style-name="P1"><text:s text:c="4"/>private static int postage(Sendable sendungen) {</text:p>
      <text:p text:style-name="P1"><text:s text:c="8"/>int preis = 0;</text:p>
      <text:p text:style-name="P1"/>
      <text:p text:style-name="P1"><text:s text:c="8"/>if(sendungen.weight &gt;= 0) {</text:p>
      <text:p text:style-name="P1"><text:s text:c="12"/>preis = 2</text:p>
      <text:p text:style-name="P1"><text:s text:c="8"/>}else{</text:p>
      <text:p text:style-name="P1"><text:s text:c="12"/>preis = 1</text:p>
      <text:p text:style-name="P1"><text:s text:c="8"/>}</text:p>
      <text:p text:style-name="P1"/>
      <text:p text:style-name="P1"><text:s text:c="8"/>if(!sendungen.receiverLocation.getCountry).equals(sendungen.senderLocation.getCountry)){</text:p>
      <text:p text:style-name="P1"><text:s text:c="12"/>retrun preis + 1;</text:p>
      <text:p text:style-name="P1"><text:s text:c="8"/>}</text:p>
      <text:p text:style-name="P1"><text:s text:c="8"/>retrun preis;</text:p>
      <text:p text:style-name="P1"><text:s text:c="4"/>}</text:p>
      <text:p text:style-name="P1"><text:s text:c="4"/>public int postage() {</text:p>
      <text:p text:style-name="P1"><text:s text:c="8"/>int sendungen = 0;</text:p>
      <text:p text:style-name="P1"><text:s text:c="8"/>for( Sendable s1: sds) {</text:p>
      <text:p text:style-name="P1"><text:s text:c="12"/>s += postage(s1);</text:p>
      <text:p text:style-name="P1"><text:s text:c="8"/>}</text:p>
      <text:p text:style-name="P1"><text:s text:c="8"/>retrun s;</text:p>
      <text:p text:style-name="P1"><text:s text:c="4"/>}</text:p>
      <text:p text:style-name="P1">}</text:p>
      <text:p text:style-name="P1"/>
      <text:p text:style-name="P1"/>
      <text:p text:style-name="P1">(e) [2 Punkte]</text:p>
      <text:p text:style-name="P1"/>
      <text:p text:style-name="P1">Ergänzen sie die main Methode der Klasse DispatchOffice, sodass eine Lieferung bestehend aus dem angelegten Letter-Objekt erstellt wird,</text:p>
      <text:p text:style-name="P1">und das Gesamtporto mithilfe der Delivery-Instanz berechnet und angegeben wird.</text:p>
      <text:p text:style-name="P1"/>
      <text:p text:style-name="P1">DispatchOffice.java</text:p>
      <text:p text:style-name="P1"/>
      <text:p text:style-name="P1">public class DispatchOffice {</text:p>
      <text:p text:style-name="P1"><text:s text:c="4"/>public static void main (String[] args) {</text:p>
      <text:p text:style-name="P1"><text:s text:c="8"/></text:p>
      <text:p text:style-name="P1"><text:s text:c="8"/>Letter letter = new Letter (new Location(40225, "Germany"),</text:p>
      <text:p text:style-name="P1"><text:s text:c="36"/>new Location (40530, "Sweden")),</text:p>
      <text:p text:style-name="P1"/>
      <text:p text:style-name="P1"><text:s text:c="8"/>Delivery delivery = __new delivery(letter)________;</text:p>
      <text:p text:style-name="P1"/>
      <text:p text:style-name="P1"><text:s text:c="8"/>System.out.println(___delivery.postage()______);</text:p>
      <text:p text:style-name="P1"><text:s text:c="4"/>}</text:p>
      <text:p text:style-name="P1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1T18:12:14.528000000</dc:date>
    <meta:editing-duration>PT44S</meta:editing-duration>
    <meta:editing-cycles>1</meta:editing-cycles>
    <meta:document-statistic meta:table-count="0" meta:image-count="0" meta:object-count="0" meta:page-count="8" meta:paragraph-count="508" meta:word-count="2453" meta:character-count="18845" meta:non-whitespace-character-count="14994"/>
    <meta:generator>LibreOffice/24.8.3.2$Windows_X86_64 LibreOffice_project/48a6bac9e7e268aeb4c3483fcf825c94556d9f92</meta:generator>
  </office:meta>
</office:document-meta>
</file>